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1" style:family="paragraph" style:parent-style-name="Standard">
      <style:text-properties officeooo:rsid="000f9578" officeooo:paragraph-rsid="000f9578"/>
    </style:style>
    <style:style style:name="P12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201066"/>
    </style:style>
    <style:style style:name="P21" style:family="paragraph" style:parent-style-name="Standard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1"/>
      <text:p text:style-name="P11">heroWindowInit</text:p>
      <text:p text:style-name="P11">heroWindowDestroy</text:p>
      <text:p text:style-name="P11">heroWindowSetFullscreen</text:p>
      <text:p text:style-name="P11">heroWindowGetFullscreen</text:p>
      <text:p text:style-name="P11">heroWindowGetSize</text:p>
      <text:p text:style-name="P11">heroWindowGetSdlWindow</text:p>
      <text:p text:style-name="P11">heroWindowGetId</text:p>
      <text:p text:style-name="P11">heroWindowGetGlContext</text:p>
      <text:p text:style-name="P11">heroWindowHandleEvents</text:p>
      <text:p text:style-name="P11">heroWindowSetEvent</text:p>
      <text:p text:style-name="P11"/>
      <text:p text:style-name="P10">Event</text:p>
      <text:p text:style-name="P12"/>
      <text:p text:style-name="P12">heroEventInit</text:p>
      <text:p text:style-name="P12">heroEventUpdate</text:p>
      <text:p text:style-name="P12">heroEventDestroy</text:p>
      <text:p text:style-name="P12">heroEventAddWindow</text:p>
      <text:p text:style-name="P12">heroEventRemoveWindow</text:p>
      <text:p text:style-name="P12"/>
      <text:p text:style-name="P4">Input</text:p>
      <text:p text:style-name="P13"/>
      <text:p text:style-name="P13">heroInputInit</text:p>
      <text:p text:style-name="P13">heroInputUpdate</text:p>
      <text:p text:style-name="P13">heroInputDestroy</text:p>
      <text:p text:style-name="P13">heroInputKeyPressed</text:p>
      <text:p text:style-name="P13">heroInputKeyDown</text:p>
      <text:p text:style-name="P13">heroInputKeyUp</text:p>
      <text:p text:style-name="P13">heroInputMouseButtonPressed</text:p>
      <text:p text:style-name="P13">heroInputMouseButtonDown</text:p>
      <text:p text:style-name="P13">heroInputMouseButtonUp</text:p>
      <text:p text:style-name="P13">heroInputGetMousePosition</text:p>
      <text:p text:style-name="P13">heroInputSetMousePosition</text:p>
      <text:p text:style-name="P13"/>
      <text:p text:style-name="P5">Debug</text:p>
      <text:p text:style-name="P14"/>
      <text:p text:style-name="P14">glCheckError</text:p>
      <text:p text:style-name="P14">glShaderCheckError</text:p>
      <text:p text:style-name="P14"><text:soft-page-break/>glProgramCheckError</text:p>
      <text:p text:style-name="P14"/>
      <text:p text:style-name="P5">Font</text:p>
      <text:p text:style-name="P14"/>
      <text:p text:style-name="P14">heroFontLoad</text:p>
      <text:p text:style-name="P14">heroFontUnload</text:p>
      <text:p text:style-name="P14"/>
      <text:p text:style-name="P6">Texture</text:p>
      <text:p text:style-name="P15"/>
      <text:p text:style-name="P15">heroTextureLoad</text:p>
      <text:p text:style-name="P15">heroTextureUnload</text:p>
      <text:p text:style-name="P15">heroTextureBind</text:p>
      <text:p text:style-name="P15">heroTextureUnbind</text:p>
      <text:p text:style-name="P15">heroTextureFromText</text:p>
      <text:p text:style-name="P15">heroTextureConstruct</text:p>
      <text:p text:style-name="P15">heroTextureGetGlID</text:p>
      <text:p text:style-name="P15">heroTextureGetSize</text:p>
      <text:p text:style-name="P12"/>
      <text:p text:style-name="P7">Shader</text:p>
      <text:p text:style-name="P16"/>
      <text:p text:style-name="P16">heroShaderLoad</text:p>
      <text:p text:style-name="P16">heroShaderUnload</text:p>
      <text:p text:style-name="P16">heroShaderBind</text:p>
      <text:p text:style-name="P16">heroShaderGetUniformLocation</text:p>
      <text:p text:style-name="P16"/>
      <text:p text:style-name="P8">SpriteBatch</text:p>
      <text:p text:style-name="P17"/>
      <text:p text:style-name="P17">heroSpriteBatchInit</text:p>
      <text:p text:style-name="P17">heroSpriteBatchDestroy</text:p>
      <text:p text:style-name="P17">heroSpriteBatchBegin</text:p>
      <text:p text:style-name="P17">heroSpriteBatchEnd</text:p>
      <text:p text:style-name="P17">heroSpriteBatchDrawTexture</text:p>
      <text:p text:style-name="P17">heroSpriteBatchDrawTextureEx</text:p>
      <text:p text:style-name="P17"/>
      <text:p text:style-name="P9">Math</text:p>
      <text:p text:style-name="P18"/>
      <text:p text:style-name="P20"><text:span text:style-name="T1">heroMath</text:span><text:span text:style-name="T2">D</text:span><text:span text:style-name="T1">eg2rad</text:span></text:p>
      <text:p text:style-name="P19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Standard">heroMathMultiplyM2x2</text:p>
      <text:p text:style-name="Standard">heroMathDeterminentM2x2</text:p>
      <text:p text:style-name="Standard">heroMathTansponeM2x2</text:p>
      <text:p text:style-name="Standard">heroMathInvertM2x2</text:p>
      <text:p text:style-name="Standard">heroMathMultiplyM2x2F2</text:p>
      <text:p text:style-name="Standard">heroMathMultiplyM3x3</text:p>
      <text:p text:style-name="Standard">heroMathDeterminentM3x3</text:p>
      <text:p text:style-name="Standard">heroMathTansponeM3x3</text:p>
      <text:p text:style-name="Standard">heroMathInvertM3x3</text:p>
      <text:p text:style-name="Standard">heroMathMultiplyM3x3F3</text:p>
      <text:p text:style-name="Standard">heroMathMultiplyM4x4</text:p>
      <text:p text:style-name="Standard">heroMathDeterminentM4x4</text:p>
      <text:p text:style-name="Standard">heroMathTansponeM4x4</text:p>
      <text:p text:style-name="Standard">heroMathInvertM4x4</text:p>
      <text:p text:style-name="Standard">heroMathMultiplyM4x4F4</text:p>
      <text:p text:style-name="Standard">heroMathM4x4ToArray</text:p>
      <text:p text:style-name="Standard">heroMathArrayToM4x4</text:p>
      <text:p text:style-name="Standard">heroMathTranslateM4x4</text:p>
      <text:p text:style-name="Standard">heroMathScaleM4x4</text:p>
      <text:p text:style-name="Standard">heroMathRotateXM4x4</text:p>
      <text:p text:style-name="Standard">heroMathRotateYM4x4</text:p>
      <text:p text:style-name="Standard">heroMathRotateZM4x4</text:p>
      <text:p text:style-name="Standard">heroMathRotateXYZM4x4</text:p>
      <text:p text:style-name="Standard">heroMathPixelScreenMatrix</text:p>
      <text:p text:style-name="Standard">heroMathProjectionMatrix</text:p>
      <text:p text:style-name="Standard">heroMathLookAtMatrix</text:p>
      <text:p text:style-name="Standard">heroMathOrthographicMatrix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21T19:14:45.517497554</dc:date>
    <meta:editing-duration>PT24M2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130" meta:word-count="130" meta:character-count="2269" meta:non-whitespace-character-count="2269"/>
  </office:meta>
</office:document-meta>
</file>